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3.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G_RLS-results" table:style-name="ta1">
        <table:shapes>
          <draw:frame draw:z-index="0" draw:style-name="gr1" draw:text-style-name="P1" svg:width="160.11mm" svg:height="90.04mm" svg:x="133.61mm" svg:y="91.11mm">
            <loext:p draw:notify-on-update-of-ranges="'IG_RLS-results'.C14:'IG_RLS-results'.C133 'IG_RLS-results'.B14:'IG_RLS-results'.B1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params</text:p>
          </table:table-cell>
          <table:table-cell office:value-type="string" calcext:value-type="string">
            <text:p>DD_Ta051.txt</text:p>
          </table:table-cell>
          <table:table-cell office:value-type="string" calcext:value-type="string">
            <text:p>DD_Ta052.txt</text:p>
          </table:table-cell>
          <table:table-cell office:value-type="string" calcext:value-type="string">
            <text:p>DD_Ta053.txt</text:p>
          </table:table-cell>
          <table:table-cell office:value-type="string" calcext:value-type="string">
            <text:p>DD_Ta054.txt</text:p>
          </table:table-cell>
          <table:table-cell office:value-type="string" calcext:value-type="string">
            <text:p>DD_Ta055.txt</text:p>
          </table:table-cell>
          <table:table-cell office:value-type="string" calcext:value-type="string">
            <text:p>DD_Ta056.txt</text:p>
          </table:table-cell>
          <table:table-cell office:value-type="string" calcext:value-type="string">
            <text:p>DD_Ta057.txt</text:p>
          </table:table-cell>
          <table:table-cell office:value-type="string" calcext:value-type="string">
            <text:p>DD_Ta058.txt</text:p>
          </table:table-cell>
          <table:table-cell office:value-type="string" calcext:value-type="string">
            <text:p>DD_Ta059.txt</text:p>
          </table:table-cell>
          <table:table-cell office:value-type="string" calcext:value-type="string">
            <text:p>DD_Ta060.txt</text:p>
          </table:table-cell>
          <table:table-cell office:value-type="string" calcext:value-type="string">
            <text:p>DD_Ta081.txt</text:p>
          </table:table-cell>
          <table:table-cell office:value-type="string" calcext:value-type="string">
            <text:p>DD_Ta082.txt</text:p>
          </table:table-cell>
          <table:table-cell office:value-type="string" calcext:value-type="string">
            <text:p>DD_Ta083.txt</text:p>
          </table:table-cell>
          <table:table-cell office:value-type="string" calcext:value-type="string">
            <text:p>DD_Ta084.txt</text:p>
          </table:table-cell>
          <table:table-cell office:value-type="string" calcext:value-type="string">
            <text:p>DD_Ta085.txt</text:p>
          </table:table-cell>
          <table:table-cell office:value-type="string" calcext:value-type="string">
            <text:p>DD_Ta086.txt</text:p>
          </table:table-cell>
          <table:table-cell office:value-type="string" calcext:value-type="string">
            <text:p>DD_Ta087.txt</text:p>
          </table:table-cell>
          <table:table-cell office:value-type="string" calcext:value-type="string">
            <text:p>DD_Ta088.txt</text:p>
          </table:table-cell>
          <table:table-cell office:value-type="string" calcext:value-type="string">
            <text:p>DD_Ta089.txt</text:p>
          </table:table-cell>
          <table:table-cell office:value-type="string" calcext:value-type="string">
            <text:p>DD_Ta090.txt</text:p>
          </table:table-cell>
        </table:table-row>
        <table:table-row table:style-name="ro1">
          <table:table-cell office:value-type="string" calcext:value-type="string">
            <text:p>T_1_d_2_weighted_temperature_False</text:p>
          </table:table-cell>
          <table:table-cell office:value-type="float" office:value="28305" calcext:value-type="float">
            <text:p>28305</text:p>
          </table:table-cell>
          <table:table-cell office:value-type="float" office:value="45271" calcext:value-type="float">
            <text:p>45271</text:p>
          </table:table-cell>
          <table:table-cell office:value-type="float" office:value="34983" calcext:value-type="float">
            <text:p>34983</text:p>
          </table:table-cell>
          <table:table-cell office:value-type="float" office:value="37771" calcext:value-type="float">
            <text:p>37771</text:p>
          </table:table-cell>
          <table:table-cell office:value-type="float" office:value="27536" calcext:value-type="float">
            <text:p>27536</text:p>
          </table:table-cell>
          <table:table-cell office:value-type="float" office:value="25256" calcext:value-type="float">
            <text:p>25256</text:p>
          </table:table-cell>
          <table:table-cell office:value-type="float" office:value="41347" calcext:value-type="float">
            <text:p>41347</text:p>
          </table:table-cell>
          <table:table-cell office:value-type="float" office:value="34064" calcext:value-type="float">
            <text:p>34064</text:p>
          </table:table-cell>
          <table:table-cell office:value-type="float" office:value="36955" calcext:value-type="float">
            <text:p>36955</text:p>
          </table:table-cell>
          <table:table-cell office:value-type="float" office:value="59247" calcext:value-type="float">
            <text:p>59247</text:p>
          </table:table-cell>
          <table:table-cell office:value-type="float" office:value="321182" calcext:value-type="float">
            <text:p>321182</text:p>
          </table:table-cell>
          <table:table-cell office:value-type="float" office:value="230189" calcext:value-type="float">
            <text:p>230189</text:p>
          </table:table-cell>
          <table:table-cell office:value-type="float" office:value="405888" calcext:value-type="float">
            <text:p>405888</text:p>
          </table:table-cell>
          <table:table-cell office:value-type="float" office:value="384952" calcext:value-type="float">
            <text:p>384952</text:p>
          </table:table-cell>
          <table:table-cell office:value-type="float" office:value="411079" calcext:value-type="float">
            <text:p>411079</text:p>
          </table:table-cell>
          <table:table-cell office:value-type="float" office:value="240621" calcext:value-type="float">
            <text:p>240621</text:p>
          </table:table-cell>
          <table:table-cell office:value-type="float" office:value="296927" calcext:value-type="float">
            <text:p>296927</text:p>
          </table:table-cell>
          <table:table-cell office:value-type="float" office:value="306188" calcext:value-type="float">
            <text:p>306188</text:p>
          </table:table-cell>
          <table:table-cell office:value-type="float" office:value="437965" calcext:value-type="float">
            <text:p>437965</text:p>
          </table:table-cell>
          <table:table-cell office:value-type="float" office:value="440059" calcext:value-type="float">
            <text:p>440059</text:p>
          </table:table-cell>
        </table:table-row>
        <table:table-row table:style-name="ro1">
          <table:table-cell office:value-type="string" calcext:value-type="string">
            <text:p>T_1_d_3_weighted_temperature_False</text:p>
          </table:table-cell>
          <table:table-cell office:value-type="float" office:value="27831" calcext:value-type="float">
            <text:p>27831</text:p>
          </table:table-cell>
          <table:table-cell office:value-type="float" office:value="36277" calcext:value-type="float">
            <text:p>36277</text:p>
          </table:table-cell>
          <table:table-cell office:value-type="float" office:value="33879" calcext:value-type="float">
            <text:p>33879</text:p>
          </table:table-cell>
          <table:table-cell office:value-type="float" office:value="38882" calcext:value-type="float">
            <text:p>38882</text:p>
          </table:table-cell>
          <table:table-cell office:value-type="float" office:value="37033" calcext:value-type="float">
            <text:p>37033</text:p>
          </table:table-cell>
          <table:table-cell office:value-type="float" office:value="35929" calcext:value-type="float">
            <text:p>35929</text:p>
          </table:table-cell>
          <table:table-cell office:value-type="float" office:value="34940" calcext:value-type="float">
            <text:p>34940</text:p>
          </table:table-cell>
          <table:table-cell office:value-type="float" office:value="42129" calcext:value-type="float">
            <text:p>42129</text:p>
          </table:table-cell>
          <table:table-cell office:value-type="float" office:value="35929" calcext:value-type="float">
            <text:p>35929</text:p>
          </table:table-cell>
          <table:table-cell office:value-type="float" office:value="60779" calcext:value-type="float">
            <text:p>60779</text:p>
          </table:table-cell>
          <table:table-cell office:value-type="float" office:value="359128" calcext:value-type="float">
            <text:p>359128</text:p>
          </table:table-cell>
          <table:table-cell office:value-type="float" office:value="276920" calcext:value-type="float">
            <text:p>276920</text:p>
          </table:table-cell>
          <table:table-cell office:value-type="float" office:value="352253" calcext:value-type="float">
            <text:p>352253</text:p>
          </table:table-cell>
          <table:table-cell office:value-type="float" office:value="442132" calcext:value-type="float">
            <text:p>442132</text:p>
          </table:table-cell>
          <table:table-cell office:value-type="float" office:value="342367" calcext:value-type="float">
            <text:p>342367</text:p>
          </table:table-cell>
          <table:table-cell office:value-type="float" office:value="303692" calcext:value-type="float">
            <text:p>303692</text:p>
          </table:table-cell>
          <table:table-cell office:value-type="float" office:value="313384" calcext:value-type="float">
            <text:p>313384</text:p>
          </table:table-cell>
          <table:table-cell office:value-type="float" office:value="270589" calcext:value-type="float">
            <text:p>270589</text:p>
          </table:table-cell>
          <table:table-cell office:value-type="float" office:value="464042" calcext:value-type="float">
            <text:p>464042</text:p>
          </table:table-cell>
          <table:table-cell office:value-type="float" office:value="378982" calcext:value-type="float">
            <text:p>378982</text:p>
          </table:table-cell>
        </table:table-row>
        <table:table-row table:style-name="ro1">
          <table:table-cell office:value-type="string" calcext:value-type="string">
            <text:p>T_1_d_4_weighted_temperature_False</text:p>
          </table:table-cell>
          <table:table-cell office:value-type="float" office:value="40270" calcext:value-type="float">
            <text:p>40270</text:p>
          </table:table-cell>
          <table:table-cell office:value-type="float" office:value="42522" calcext:value-type="float">
            <text:p>42522</text:p>
          </table:table-cell>
          <table:table-cell office:value-type="float" office:value="37722" calcext:value-type="float">
            <text:p>37722</text:p>
          </table:table-cell>
          <table:table-cell office:value-type="float" office:value="52862" calcext:value-type="float">
            <text:p>52862</text:p>
          </table:table-cell>
          <table:table-cell office:value-type="float" office:value="43529" calcext:value-type="float">
            <text:p>43529</text:p>
          </table:table-cell>
          <table:table-cell office:value-type="float" office:value="29256" calcext:value-type="float">
            <text:p>29256</text:p>
          </table:table-cell>
          <table:table-cell office:value-type="float" office:value="39348" calcext:value-type="float">
            <text:p>39348</text:p>
          </table:table-cell>
          <table:table-cell office:value-type="float" office:value="48614" calcext:value-type="float">
            <text:p>48614</text:p>
          </table:table-cell>
          <table:table-cell office:value-type="float" office:value="31962" calcext:value-type="float">
            <text:p>31962</text:p>
          </table:table-cell>
          <table:table-cell office:value-type="float" office:value="59394" calcext:value-type="float">
            <text:p>59394</text:p>
          </table:table-cell>
          <table:table-cell office:value-type="float" office:value="366805" calcext:value-type="float">
            <text:p>366805</text:p>
          </table:table-cell>
          <table:table-cell office:value-type="float" office:value="323342" calcext:value-type="float">
            <text:p>323342</text:p>
          </table:table-cell>
          <table:table-cell office:value-type="float" office:value="455068" calcext:value-type="float">
            <text:p>455068</text:p>
          </table:table-cell>
          <table:table-cell office:value-type="float" office:value="444777" calcext:value-type="float">
            <text:p>444777</text:p>
          </table:table-cell>
          <table:table-cell office:value-type="float" office:value="450327" calcext:value-type="float">
            <text:p>450327</text:p>
          </table:table-cell>
          <table:table-cell office:value-type="float" office:value="447969" calcext:value-type="float">
            <text:p>447969</text:p>
          </table:table-cell>
          <table:table-cell office:value-type="float" office:value="345288" calcext:value-type="float">
            <text:p>345288</text:p>
          </table:table-cell>
          <table:table-cell office:value-type="float" office:value="326943" calcext:value-type="float">
            <text:p>326943</text:p>
          </table:table-cell>
          <table:table-cell office:value-type="float" office:value="468413" calcext:value-type="float">
            <text:p>468413</text:p>
          </table:table-cell>
          <table:table-cell office:value-type="float" office:value="349520" calcext:value-type="float">
            <text:p>349520</text:p>
          </table:table-cell>
        </table:table-row>
        <table:table-row table:style-name="ro1">
          <table:table-cell office:value-type="string" calcext:value-type="string">
            <text:p>T_1_d_2_weighted_temperature_True</text:p>
          </table:table-cell>
          <table:table-cell office:value-type="float" office:value="36370" calcext:value-type="float">
            <text:p>36370</text:p>
          </table:table-cell>
          <table:table-cell office:value-type="float" office:value="54548" calcext:value-type="float">
            <text:p>54548</text:p>
          </table:table-cell>
          <table:table-cell office:value-type="float" office:value="50607" calcext:value-type="float">
            <text:p>50607</text:p>
          </table:table-cell>
          <table:table-cell office:value-type="float" office:value="51034" calcext:value-type="float">
            <text:p>51034</text:p>
          </table:table-cell>
          <table:table-cell office:value-type="float" office:value="37088" calcext:value-type="float">
            <text:p>37088</text:p>
          </table:table-cell>
          <table:table-cell office:value-type="float" office:value="37029" calcext:value-type="float">
            <text:p>37029</text:p>
          </table:table-cell>
          <table:table-cell office:value-type="float" office:value="37118" calcext:value-type="float">
            <text:p>37118</text:p>
          </table:table-cell>
          <table:table-cell office:value-type="float" office:value="46147" calcext:value-type="float">
            <text:p>46147</text:p>
          </table:table-cell>
          <table:table-cell office:value-type="float" office:value="46398" calcext:value-type="float">
            <text:p>46398</text:p>
          </table:table-cell>
          <table:table-cell office:value-type="float" office:value="57950" calcext:value-type="float">
            <text:p>57950</text:p>
          </table:table-cell>
          <table:table-cell office:value-type="float" office:value="310429" calcext:value-type="float">
            <text:p>310429</text:p>
          </table:table-cell>
          <table:table-cell office:value-type="float" office:value="274055" calcext:value-type="float">
            <text:p>274055</text:p>
          </table:table-cell>
          <table:table-cell office:value-type="float" office:value="368010" calcext:value-type="float">
            <text:p>368010</text:p>
          </table:table-cell>
          <table:table-cell office:value-type="float" office:value="476186" calcext:value-type="float">
            <text:p>476186</text:p>
          </table:table-cell>
          <table:table-cell office:value-type="float" office:value="439842" calcext:value-type="float">
            <text:p>439842</text:p>
          </table:table-cell>
          <table:table-cell office:value-type="float" office:value="338173" calcext:value-type="float">
            <text:p>338173</text:p>
          </table:table-cell>
          <table:table-cell office:value-type="float" office:value="300206" calcext:value-type="float">
            <text:p>300206</text:p>
          </table:table-cell>
          <table:table-cell office:value-type="float" office:value="365078" calcext:value-type="float">
            <text:p>365078</text:p>
          </table:table-cell>
          <table:table-cell office:value-type="float" office:value="418649" calcext:value-type="float">
            <text:p>418649</text:p>
          </table:table-cell>
          <table:table-cell office:value-type="float" office:value="486411" calcext:value-type="float">
            <text:p>486411</text:p>
          </table:table-cell>
        </table:table-row>
        <table:table-row table:style-name="ro1">
          <table:table-cell office:value-type="string" calcext:value-type="string">
            <text:p>T_1_d_3_weighted_temperature_True</text:p>
          </table:table-cell>
          <table:table-cell office:value-type="float" office:value="36715" calcext:value-type="float">
            <text:p>36715</text:p>
          </table:table-cell>
          <table:table-cell office:value-type="float" office:value="48715" calcext:value-type="float">
            <text:p>48715</text:p>
          </table:table-cell>
          <table:table-cell office:value-type="float" office:value="39282" calcext:value-type="float">
            <text:p>39282</text:p>
          </table:table-cell>
          <table:table-cell office:value-type="float" office:value="32098" calcext:value-type="float">
            <text:p>32098</text:p>
          </table:table-cell>
          <table:table-cell office:value-type="float" office:value="37298" calcext:value-type="float">
            <text:p>37298</text:p>
          </table:table-cell>
          <table:table-cell office:value-type="float" office:value="33355" calcext:value-type="float">
            <text:p>33355</text:p>
          </table:table-cell>
          <table:table-cell office:value-type="float" office:value="48547" calcext:value-type="float">
            <text:p>48547</text:p>
          </table:table-cell>
          <table:table-cell office:value-type="float" office:value="41647" calcext:value-type="float">
            <text:p>41647</text:p>
          </table:table-cell>
          <table:table-cell office:value-type="float" office:value="46948" calcext:value-type="float">
            <text:p>46948</text:p>
          </table:table-cell>
          <table:table-cell office:value-type="float" office:value="71554" calcext:value-type="float">
            <text:p>71554</text:p>
          </table:table-cell>
          <table:table-cell office:value-type="float" office:value="331617" calcext:value-type="float">
            <text:p>331617</text:p>
          </table:table-cell>
          <table:table-cell office:value-type="float" office:value="338317" calcext:value-type="float">
            <text:p>338317</text:p>
          </table:table-cell>
          <table:table-cell office:value-type="float" office:value="497175" calcext:value-type="float">
            <text:p>497175</text:p>
          </table:table-cell>
          <table:table-cell office:value-type="float" office:value="338550" calcext:value-type="float">
            <text:p>338550</text:p>
          </table:table-cell>
          <table:table-cell office:value-type="float" office:value="522630" calcext:value-type="float">
            <text:p>522630</text:p>
          </table:table-cell>
          <table:table-cell office:value-type="float" office:value="408664" calcext:value-type="float">
            <text:p>408664</text:p>
          </table:table-cell>
          <table:table-cell office:value-type="float" office:value="303965" calcext:value-type="float">
            <text:p>303965</text:p>
          </table:table-cell>
          <table:table-cell office:value-type="float" office:value="326691" calcext:value-type="float">
            <text:p>326691</text:p>
          </table:table-cell>
          <table:table-cell office:value-type="float" office:value="565469" calcext:value-type="float">
            <text:p>565469</text:p>
          </table:table-cell>
          <table:table-cell office:value-type="float" office:value="421910" calcext:value-type="float">
            <text:p>421910</text:p>
          </table:table-cell>
        </table:table-row>
        <table:table-row table:style-name="ro1">
          <table:table-cell office:value-type="string" calcext:value-type="string">
            <text:p>T_1_d_4_weighted_temperature_True</text:p>
          </table:table-cell>
          <table:table-cell office:value-type="float" office:value="27629" calcext:value-type="float">
            <text:p>27629</text:p>
          </table:table-cell>
          <table:table-cell office:value-type="float" office:value="47134" calcext:value-type="float">
            <text:p>47134</text:p>
          </table:table-cell>
          <table:table-cell office:value-type="float" office:value="54895" calcext:value-type="float">
            <text:p>54895</text:p>
          </table:table-cell>
          <table:table-cell office:value-type="float" office:value="48640" calcext:value-type="float">
            <text:p>48640</text:p>
          </table:table-cell>
          <table:table-cell office:value-type="float" office:value="37302" calcext:value-type="float">
            <text:p>37302</text:p>
          </table:table-cell>
          <table:table-cell office:value-type="float" office:value="40628" calcext:value-type="float">
            <text:p>40628</text:p>
          </table:table-cell>
          <table:table-cell office:value-type="float" office:value="42021" calcext:value-type="float">
            <text:p>42021</text:p>
          </table:table-cell>
          <table:table-cell office:value-type="float" office:value="40188" calcext:value-type="float">
            <text:p>40188</text:p>
          </table:table-cell>
          <table:table-cell office:value-type="float" office:value="39761" calcext:value-type="float">
            <text:p>39761</text:p>
          </table:table-cell>
          <table:table-cell office:value-type="float" office:value="54501" calcext:value-type="float">
            <text:p>54501</text:p>
          </table:table-cell>
          <table:table-cell office:value-type="float" office:value="399790" calcext:value-type="float">
            <text:p>399790</text:p>
          </table:table-cell>
          <table:table-cell office:value-type="float" office:value="299788" calcext:value-type="float">
            <text:p>299788</text:p>
          </table:table-cell>
          <table:table-cell office:value-type="float" office:value="341968" calcext:value-type="float">
            <text:p>341968</text:p>
          </table:table-cell>
          <table:table-cell office:value-type="float" office:value="520544" calcext:value-type="float">
            <text:p>520544</text:p>
          </table:table-cell>
          <table:table-cell office:value-type="float" office:value="434680" calcext:value-type="float">
            <text:p>434680</text:p>
          </table:table-cell>
          <table:table-cell office:value-type="float" office:value="424119" calcext:value-type="float">
            <text:p>424119</text:p>
          </table:table-cell>
          <table:table-cell office:value-type="float" office:value="361836" calcext:value-type="float">
            <text:p>361836</text:p>
          </table:table-cell>
          <table:table-cell office:value-type="float" office:value="267653" calcext:value-type="float">
            <text:p>267653</text:p>
          </table:table-cell>
          <table:table-cell office:value-type="float" office:value="478016" calcext:value-type="float">
            <text:p>478016</text:p>
          </table:table-cell>
          <table:table-cell office:value-type="float" office:value="351368" calcext:value-type="float">
            <text:p>351368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formula="of:=MATCH(MIN([.B2:.B7]);[.B2:.B7];0)" office:value-type="float" office:value="6" calcext:value-type="float">
            <text:p>6</text:p>
          </table:table-cell>
          <table:table-cell table:formula="of:=MATCH(MIN([.C2:.C7]);[.C2:.C7];0)" office:value-type="float" office:value="2" calcext:value-type="float">
            <text:p>2</text:p>
          </table:table-cell>
          <table:table-cell table:formula="of:=MATCH(MIN([.D2:.D7]);[.D2:.D7];0)" office:value-type="float" office:value="2" calcext:value-type="float">
            <text:p>2</text:p>
          </table:table-cell>
          <table:table-cell table:formula="of:=MATCH(MIN([.E2:.E7]);[.E2:.E7];0)" office:value-type="float" office:value="5" calcext:value-type="float">
            <text:p>5</text:p>
          </table:table-cell>
          <table:table-cell table:formula="of:=MATCH(MIN([.F2:.F7]);[.F2:.F7];0)" office:value-type="float" office:value="1" calcext:value-type="float">
            <text:p>1</text:p>
          </table:table-cell>
          <table:table-cell table:formula="of:=MATCH(MIN([.G2:.G7]);[.G2:.G7];0)" office:value-type="float" office:value="1" calcext:value-type="float">
            <text:p>1</text:p>
          </table:table-cell>
          <table:table-cell table:formula="of:=MATCH(MIN([.H2:.H7]);[.H2:.H7];0)" office:value-type="float" office:value="2" calcext:value-type="float">
            <text:p>2</text:p>
          </table:table-cell>
          <table:table-cell table:formula="of:=MATCH(MIN([.I2:.I7]);[.I2:.I7];0)" office:value-type="float" office:value="1" calcext:value-type="float">
            <text:p>1</text:p>
          </table:table-cell>
          <table:table-cell table:formula="of:=MATCH(MIN([.J2:.J7]);[.J2:.J7];0)" office:value-type="float" office:value="3" calcext:value-type="float">
            <text:p>3</text:p>
          </table:table-cell>
          <table:table-cell table:formula="of:=MATCH(MIN([.K2:.K7]);[.K2:.K7];0)" office:value-type="float" office:value="6" calcext:value-type="float">
            <text:p>6</text:p>
          </table:table-cell>
          <table:table-cell table:formula="of:=MATCH(MIN([.L2:.L7]);[.L2:.L7];0)" office:value-type="float" office:value="4" calcext:value-type="float">
            <text:p>4</text:p>
          </table:table-cell>
          <table:table-cell table:formula="of:=MATCH(MIN([.M2:.M7]);[.M2:.M7];0)" office:value-type="float" office:value="1" calcext:value-type="float">
            <text:p>1</text:p>
          </table:table-cell>
          <table:table-cell table:formula="of:=MATCH(MIN([.N2:.N7]);[.N2:.N7];0)" office:value-type="float" office:value="6" calcext:value-type="float">
            <text:p>6</text:p>
          </table:table-cell>
          <table:table-cell table:formula="of:=MATCH(MIN([.O2:.O7]);[.O2:.O7];0)" office:value-type="float" office:value="5" calcext:value-type="float">
            <text:p>5</text:p>
          </table:table-cell>
          <table:table-cell table:formula="of:=MATCH(MIN([.P2:.P7]);[.P2:.P7];0)" office:value-type="float" office:value="2" calcext:value-type="float">
            <text:p>2</text:p>
          </table:table-cell>
          <table:table-cell table:formula="of:=MATCH(MIN([.Q2:.Q7]);[.Q2:.Q7];0)" office:value-type="float" office:value="1" calcext:value-type="float">
            <text:p>1</text:p>
          </table:table-cell>
          <table:table-cell table:formula="of:=MATCH(MIN([.R2:.R7]);[.R2:.R7];0)" office:value-type="float" office:value="1" calcext:value-type="float">
            <text:p>1</text:p>
          </table:table-cell>
          <table:table-cell table:formula="of:=MATCH(MIN([.S2:.S7]);[.S2:.S7];0)" office:value-type="float" office:value="6" calcext:value-type="float">
            <text:p>6</text:p>
          </table:table-cell>
          <table:table-cell table:formula="of:=MATCH(MIN([.T2:.T7]);[.T2:.T7];0)" office:value-type="float" office:value="4" calcext:value-type="float">
            <text:p>4</text:p>
          </table:table-cell>
          <table:table-cell table:formula="of:=MATCH(MIN([.U2:.U7]);[.U2:.U7];0)" office:value-type="float" office:value="3" calcext:value-type="float">
            <text:p>3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matrix-columns-spanned="1" table:number-matrix-rows-spanned="6" table:formula="of:=FREQUENCY([.B9:.U9];[.E11:.E16])"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NDIRECT(ADDRESS(2+QUOTIENT([.A14]; 20);2+MOD([.A14]; 20)))" office:value-type="float" office:value="28305" calcext:value-type="float">
            <text:p>28305</text:p>
          </table:table-cell>
          <table:table-cell table:formula="of:=1+QUOTIENT([.A14]; 20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NDIRECT(ADDRESS(2+QUOTIENT([.A15]; 20);2+MOD([.A15]; 20)))" office:value-type="float" office:value="45271" calcext:value-type="float">
            <text:p>45271</text:p>
          </table:table-cell>
          <table:table-cell table:formula="of:=1+QUOTIENT([.A15]; 20)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formula="of:=[.A15]+1" office:value-type="float" office:value="2" calcext:value-type="float">
            <text:p>2</text:p>
          </table:table-cell>
          <table:table-cell table:formula="of:=INDIRECT(ADDRESS(2+QUOTIENT([.A16]; 20);2+MOD([.A16]; 20)))" office:value-type="float" office:value="34983" calcext:value-type="float">
            <text:p>34983</text:p>
          </table:table-cell>
          <table:table-cell table:formula="of:=1+QUOTIENT([.A16]; 20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formula="of:=[.A16]+1" office:value-type="float" office:value="3" calcext:value-type="float">
            <text:p>3</text:p>
          </table:table-cell>
          <table:table-cell table:formula="of:=INDIRECT(ADDRESS(2+QUOTIENT([.A17]; 20);2+MOD([.A17]; 20)))" office:value-type="float" office:value="37771" calcext:value-type="float">
            <text:p>37771</text:p>
          </table:table-cell>
          <table:table-cell table:formula="of:=1+QUOTIENT([.A17]; 20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formula="of:=[.A17]+1" office:value-type="float" office:value="4" calcext:value-type="float">
            <text:p>4</text:p>
          </table:table-cell>
          <table:table-cell table:formula="of:=INDIRECT(ADDRESS(2+QUOTIENT([.A18]; 20);2+MOD([.A18]; 20)))" office:value-type="float" office:value="27536" calcext:value-type="float">
            <text:p>27536</text:p>
          </table:table-cell>
          <table:table-cell table:formula="of:=1+QUOTIENT([.A18]; 20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formula="of:=[.A18]+1" office:value-type="float" office:value="5" calcext:value-type="float">
            <text:p>5</text:p>
          </table:table-cell>
          <table:table-cell table:formula="of:=INDIRECT(ADDRESS(2+QUOTIENT([.A19]; 20);2+MOD([.A19]; 20)))" office:value-type="float" office:value="25256" calcext:value-type="float">
            <text:p>25256</text:p>
          </table:table-cell>
          <table:table-cell table:formula="of:=1+QUOTIENT([.A19]; 20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formula="of:=[.A19]+1" office:value-type="float" office:value="6" calcext:value-type="float">
            <text:p>6</text:p>
          </table:table-cell>
          <table:table-cell table:formula="of:=INDIRECT(ADDRESS(2+QUOTIENT([.A20]; 20);2+MOD([.A20]; 20)))" office:value-type="float" office:value="41347" calcext:value-type="float">
            <text:p>41347</text:p>
          </table:table-cell>
          <table:table-cell table:formula="of:=1+QUOTIENT([.A20]; 20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formula="of:=[.A20]+1" office:value-type="float" office:value="7" calcext:value-type="float">
            <text:p>7</text:p>
          </table:table-cell>
          <table:table-cell table:formula="of:=INDIRECT(ADDRESS(2+QUOTIENT([.A21]; 20);2+MOD([.A21]; 20)))" office:value-type="float" office:value="34064" calcext:value-type="float">
            <text:p>34064</text:p>
          </table:table-cell>
          <table:table-cell table:formula="of:=1+QUOTIENT([.A21]; 20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formula="of:=[.A21]+1" office:value-type="float" office:value="8" calcext:value-type="float">
            <text:p>8</text:p>
          </table:table-cell>
          <table:table-cell table:formula="of:=INDIRECT(ADDRESS(2+QUOTIENT([.A22]; 20);2+MOD([.A22]; 20)))" office:value-type="float" office:value="36955" calcext:value-type="float">
            <text:p>36955</text:p>
          </table:table-cell>
          <table:table-cell table:formula="of:=1+QUOTIENT([.A22]; 20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formula="of:=[.A22]+1" office:value-type="float" office:value="9" calcext:value-type="float">
            <text:p>9</text:p>
          </table:table-cell>
          <table:table-cell table:formula="of:=INDIRECT(ADDRESS(2+QUOTIENT([.A23]; 20);2+MOD([.A23]; 20)))" office:value-type="float" office:value="59247" calcext:value-type="float">
            <text:p>59247</text:p>
          </table:table-cell>
          <table:table-cell table:formula="of:=1+QUOTIENT([.A23]; 20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formula="of:=[.A23]+1" office:value-type="float" office:value="10" calcext:value-type="float">
            <text:p>10</text:p>
          </table:table-cell>
          <table:table-cell table:formula="of:=INDIRECT(ADDRESS(2+QUOTIENT([.A24]; 20);2+MOD([.A24]; 20)))" office:value-type="float" office:value="321182" calcext:value-type="float">
            <text:p>321182</text:p>
          </table:table-cell>
          <table:table-cell table:formula="of:=1+QUOTIENT([.A24]; 20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formula="of:=[.A24]+1" office:value-type="float" office:value="11" calcext:value-type="float">
            <text:p>11</text:p>
          </table:table-cell>
          <table:table-cell table:formula="of:=INDIRECT(ADDRESS(2+QUOTIENT([.A25]; 20);2+MOD([.A25]; 20)))" office:value-type="float" office:value="230189" calcext:value-type="float">
            <text:p>230189</text:p>
          </table:table-cell>
          <table:table-cell table:formula="of:=1+QUOTIENT([.A25]; 20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formula="of:=[.A25]+1" office:value-type="float" office:value="12" calcext:value-type="float">
            <text:p>12</text:p>
          </table:table-cell>
          <table:table-cell table:formula="of:=INDIRECT(ADDRESS(2+QUOTIENT([.A26]; 20);2+MOD([.A26]; 20)))" office:value-type="float" office:value="405888" calcext:value-type="float">
            <text:p>405888</text:p>
          </table:table-cell>
          <table:table-cell table:formula="of:=1+QUOTIENT([.A26]; 20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formula="of:=[.A26]+1" office:value-type="float" office:value="13" calcext:value-type="float">
            <text:p>13</text:p>
          </table:table-cell>
          <table:table-cell table:formula="of:=INDIRECT(ADDRESS(2+QUOTIENT([.A27]; 20);2+MOD([.A27]; 20)))" office:value-type="float" office:value="384952" calcext:value-type="float">
            <text:p>384952</text:p>
          </table:table-cell>
          <table:table-cell table:formula="of:=1+QUOTIENT([.A27]; 20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formula="of:=[.A27]+1" office:value-type="float" office:value="14" calcext:value-type="float">
            <text:p>14</text:p>
          </table:table-cell>
          <table:table-cell table:formula="of:=INDIRECT(ADDRESS(2+QUOTIENT([.A28]; 20);2+MOD([.A28]; 20)))" office:value-type="float" office:value="411079" calcext:value-type="float">
            <text:p>411079</text:p>
          </table:table-cell>
          <table:table-cell table:formula="of:=1+QUOTIENT([.A28]; 20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formula="of:=[.A28]+1" office:value-type="float" office:value="15" calcext:value-type="float">
            <text:p>15</text:p>
          </table:table-cell>
          <table:table-cell table:formula="of:=INDIRECT(ADDRESS(2+QUOTIENT([.A29]; 20);2+MOD([.A29]; 20)))" office:value-type="float" office:value="240621" calcext:value-type="float">
            <text:p>240621</text:p>
          </table:table-cell>
          <table:table-cell table:formula="of:=1+QUOTIENT([.A29]; 20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formula="of:=[.A29]+1" office:value-type="float" office:value="16" calcext:value-type="float">
            <text:p>16</text:p>
          </table:table-cell>
          <table:table-cell table:formula="of:=INDIRECT(ADDRESS(2+QUOTIENT([.A30]; 20);2+MOD([.A30]; 20)))" office:value-type="float" office:value="296927" calcext:value-type="float">
            <text:p>296927</text:p>
          </table:table-cell>
          <table:table-cell table:formula="of:=1+QUOTIENT([.A30]; 20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formula="of:=[.A30]+1" office:value-type="float" office:value="17" calcext:value-type="float">
            <text:p>17</text:p>
          </table:table-cell>
          <table:table-cell table:formula="of:=INDIRECT(ADDRESS(2+QUOTIENT([.A31]; 20);2+MOD([.A31]; 20)))" office:value-type="float" office:value="306188" calcext:value-type="float">
            <text:p>306188</text:p>
          </table:table-cell>
          <table:table-cell table:formula="of:=1+QUOTIENT([.A31]; 20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formula="of:=[.A31]+1" office:value-type="float" office:value="18" calcext:value-type="float">
            <text:p>18</text:p>
          </table:table-cell>
          <table:table-cell table:formula="of:=INDIRECT(ADDRESS(2+QUOTIENT([.A32]; 20);2+MOD([.A32]; 20)))" office:value-type="float" office:value="437965" calcext:value-type="float">
            <text:p>437965</text:p>
          </table:table-cell>
          <table:table-cell table:formula="of:=1+QUOTIENT([.A32]; 20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formula="of:=[.A32]+1" office:value-type="float" office:value="19" calcext:value-type="float">
            <text:p>19</text:p>
          </table:table-cell>
          <table:table-cell table:formula="of:=INDIRECT(ADDRESS(2+QUOTIENT([.A33]; 20);2+MOD([.A33]; 20)))" office:value-type="float" office:value="440059" calcext:value-type="float">
            <text:p>440059</text:p>
          </table:table-cell>
          <table:table-cell table:formula="of:=1+QUOTIENT([.A33]; 20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formula="of:=[.A33]+1" office:value-type="float" office:value="20" calcext:value-type="float">
            <text:p>20</text:p>
          </table:table-cell>
          <table:table-cell table:formula="of:=INDIRECT(ADDRESS(2+QUOTIENT([.A34]; 20);2+MOD([.A34]; 20)))" office:value-type="float" office:value="27831" calcext:value-type="float">
            <text:p>27831</text:p>
          </table:table-cell>
          <table:table-cell table:formula="of:=1+QUOTIENT([.A34]; 20)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formula="of:=[.A34]+1" office:value-type="float" office:value="21" calcext:value-type="float">
            <text:p>21</text:p>
          </table:table-cell>
          <table:table-cell table:formula="of:=INDIRECT(ADDRESS(2+QUOTIENT([.A35]; 20);2+MOD([.A35]; 20)))" office:value-type="float" office:value="36277" calcext:value-type="float">
            <text:p>36277</text:p>
          </table:table-cell>
          <table:table-cell table:formula="of:=1+QUOTIENT([.A35]; 20)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formula="of:=[.A35]+1" office:value-type="float" office:value="22" calcext:value-type="float">
            <text:p>22</text:p>
          </table:table-cell>
          <table:table-cell table:formula="of:=INDIRECT(ADDRESS(2+QUOTIENT([.A36]; 20);2+MOD([.A36]; 20)))" office:value-type="float" office:value="33879" calcext:value-type="float">
            <text:p>33879</text:p>
          </table:table-cell>
          <table:table-cell table:formula="of:=1+QUOTIENT([.A36]; 20)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formula="of:=[.A36]+1" office:value-type="float" office:value="23" calcext:value-type="float">
            <text:p>23</text:p>
          </table:table-cell>
          <table:table-cell table:formula="of:=INDIRECT(ADDRESS(2+QUOTIENT([.A37]; 20);2+MOD([.A37]; 20)))" office:value-type="float" office:value="38882" calcext:value-type="float">
            <text:p>38882</text:p>
          </table:table-cell>
          <table:table-cell table:formula="of:=1+QUOTIENT([.A37]; 20)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formula="of:=[.A37]+1" office:value-type="float" office:value="24" calcext:value-type="float">
            <text:p>24</text:p>
          </table:table-cell>
          <table:table-cell table:formula="of:=INDIRECT(ADDRESS(2+QUOTIENT([.A38]; 20);2+MOD([.A38]; 20)))" office:value-type="float" office:value="37033" calcext:value-type="float">
            <text:p>37033</text:p>
          </table:table-cell>
          <table:table-cell table:formula="of:=1+QUOTIENT([.A38]; 20)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formula="of:=[.A38]+1" office:value-type="float" office:value="25" calcext:value-type="float">
            <text:p>25</text:p>
          </table:table-cell>
          <table:table-cell table:formula="of:=INDIRECT(ADDRESS(2+QUOTIENT([.A39]; 20);2+MOD([.A39]; 20)))" office:value-type="float" office:value="35929" calcext:value-type="float">
            <text:p>35929</text:p>
          </table:table-cell>
          <table:table-cell table:formula="of:=1+QUOTIENT([.A39]; 20)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formula="of:=[.A39]+1" office:value-type="float" office:value="26" calcext:value-type="float">
            <text:p>26</text:p>
          </table:table-cell>
          <table:table-cell table:formula="of:=INDIRECT(ADDRESS(2+QUOTIENT([.A40]; 20);2+MOD([.A40]; 20)))" office:value-type="float" office:value="34940" calcext:value-type="float">
            <text:p>34940</text:p>
          </table:table-cell>
          <table:table-cell table:formula="of:=1+QUOTIENT([.A40]; 20)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formula="of:=[.A40]+1" office:value-type="float" office:value="27" calcext:value-type="float">
            <text:p>27</text:p>
          </table:table-cell>
          <table:table-cell table:formula="of:=INDIRECT(ADDRESS(2+QUOTIENT([.A41]; 20);2+MOD([.A41]; 20)))" office:value-type="float" office:value="42129" calcext:value-type="float">
            <text:p>42129</text:p>
          </table:table-cell>
          <table:table-cell table:formula="of:=1+QUOTIENT([.A41]; 20)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formula="of:=[.A41]+1" office:value-type="float" office:value="28" calcext:value-type="float">
            <text:p>28</text:p>
          </table:table-cell>
          <table:table-cell table:formula="of:=INDIRECT(ADDRESS(2+QUOTIENT([.A42]; 20);2+MOD([.A42]; 20)))" office:value-type="float" office:value="35929" calcext:value-type="float">
            <text:p>35929</text:p>
          </table:table-cell>
          <table:table-cell table:formula="of:=1+QUOTIENT([.A42]; 20)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formula="of:=[.A42]+1" office:value-type="float" office:value="29" calcext:value-type="float">
            <text:p>29</text:p>
          </table:table-cell>
          <table:table-cell table:formula="of:=INDIRECT(ADDRESS(2+QUOTIENT([.A43]; 20);2+MOD([.A43]; 20)))" office:value-type="float" office:value="60779" calcext:value-type="float">
            <text:p>60779</text:p>
          </table:table-cell>
          <table:table-cell table:formula="of:=1+QUOTIENT([.A43]; 20)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formula="of:=[.A43]+1" office:value-type="float" office:value="30" calcext:value-type="float">
            <text:p>30</text:p>
          </table:table-cell>
          <table:table-cell table:formula="of:=INDIRECT(ADDRESS(2+QUOTIENT([.A44]; 20);2+MOD([.A44]; 20)))" office:value-type="float" office:value="359128" calcext:value-type="float">
            <text:p>359128</text:p>
          </table:table-cell>
          <table:table-cell table:formula="of:=1+QUOTIENT([.A44]; 20)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formula="of:=[.A44]+1" office:value-type="float" office:value="31" calcext:value-type="float">
            <text:p>31</text:p>
          </table:table-cell>
          <table:table-cell table:formula="of:=INDIRECT(ADDRESS(2+QUOTIENT([.A45]; 20);2+MOD([.A45]; 20)))" office:value-type="float" office:value="276920" calcext:value-type="float">
            <text:p>276920</text:p>
          </table:table-cell>
          <table:table-cell table:formula="of:=1+QUOTIENT([.A45]; 20)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formula="of:=[.A45]+1" office:value-type="float" office:value="32" calcext:value-type="float">
            <text:p>32</text:p>
          </table:table-cell>
          <table:table-cell table:formula="of:=INDIRECT(ADDRESS(2+QUOTIENT([.A46]; 20);2+MOD([.A46]; 20)))" office:value-type="float" office:value="352253" calcext:value-type="float">
            <text:p>352253</text:p>
          </table:table-cell>
          <table:table-cell table:formula="of:=1+QUOTIENT([.A46]; 20)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formula="of:=[.A46]+1" office:value-type="float" office:value="33" calcext:value-type="float">
            <text:p>33</text:p>
          </table:table-cell>
          <table:table-cell table:formula="of:=INDIRECT(ADDRESS(2+QUOTIENT([.A47]; 20);2+MOD([.A47]; 20)))" office:value-type="float" office:value="442132" calcext:value-type="float">
            <text:p>442132</text:p>
          </table:table-cell>
          <table:table-cell table:formula="of:=1+QUOTIENT([.A47]; 20)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formula="of:=[.A47]+1" office:value-type="float" office:value="34" calcext:value-type="float">
            <text:p>34</text:p>
          </table:table-cell>
          <table:table-cell table:formula="of:=INDIRECT(ADDRESS(2+QUOTIENT([.A48]; 20);2+MOD([.A48]; 20)))" office:value-type="float" office:value="342367" calcext:value-type="float">
            <text:p>342367</text:p>
          </table:table-cell>
          <table:table-cell table:formula="of:=1+QUOTIENT([.A48]; 20)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formula="of:=[.A48]+1" office:value-type="float" office:value="35" calcext:value-type="float">
            <text:p>35</text:p>
          </table:table-cell>
          <table:table-cell table:formula="of:=INDIRECT(ADDRESS(2+QUOTIENT([.A49]; 20);2+MOD([.A49]; 20)))" office:value-type="float" office:value="303692" calcext:value-type="float">
            <text:p>303692</text:p>
          </table:table-cell>
          <table:table-cell table:formula="of:=1+QUOTIENT([.A49]; 20)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formula="of:=[.A49]+1" office:value-type="float" office:value="36" calcext:value-type="float">
            <text:p>36</text:p>
          </table:table-cell>
          <table:table-cell table:formula="of:=INDIRECT(ADDRESS(2+QUOTIENT([.A50]; 20);2+MOD([.A50]; 20)))" office:value-type="float" office:value="313384" calcext:value-type="float">
            <text:p>313384</text:p>
          </table:table-cell>
          <table:table-cell table:formula="of:=1+QUOTIENT([.A50]; 20)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formula="of:=[.A50]+1" office:value-type="float" office:value="37" calcext:value-type="float">
            <text:p>37</text:p>
          </table:table-cell>
          <table:table-cell table:formula="of:=INDIRECT(ADDRESS(2+QUOTIENT([.A51]; 20);2+MOD([.A51]; 20)))" office:value-type="float" office:value="270589" calcext:value-type="float">
            <text:p>270589</text:p>
          </table:table-cell>
          <table:table-cell table:formula="of:=1+QUOTIENT([.A51]; 20)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formula="of:=[.A51]+1" office:value-type="float" office:value="38" calcext:value-type="float">
            <text:p>38</text:p>
          </table:table-cell>
          <table:table-cell table:formula="of:=INDIRECT(ADDRESS(2+QUOTIENT([.A52]; 20);2+MOD([.A52]; 20)))" office:value-type="float" office:value="464042" calcext:value-type="float">
            <text:p>464042</text:p>
          </table:table-cell>
          <table:table-cell table:formula="of:=1+QUOTIENT([.A52]; 20)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formula="of:=[.A52]+1" office:value-type="float" office:value="39" calcext:value-type="float">
            <text:p>39</text:p>
          </table:table-cell>
          <table:table-cell table:formula="of:=INDIRECT(ADDRESS(2+QUOTIENT([.A53]; 20);2+MOD([.A53]; 20)))" office:value-type="float" office:value="378982" calcext:value-type="float">
            <text:p>378982</text:p>
          </table:table-cell>
          <table:table-cell table:formula="of:=1+QUOTIENT([.A53]; 20)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formula="of:=[.A53]+1" office:value-type="float" office:value="40" calcext:value-type="float">
            <text:p>40</text:p>
          </table:table-cell>
          <table:table-cell table:formula="of:=INDIRECT(ADDRESS(2+QUOTIENT([.A54]; 20);2+MOD([.A54]; 20)))" office:value-type="float" office:value="40270" calcext:value-type="float">
            <text:p>40270</text:p>
          </table:table-cell>
          <table:table-cell table:formula="of:=1+QUOTIENT([.A54]; 20)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formula="of:=[.A54]+1" office:value-type="float" office:value="41" calcext:value-type="float">
            <text:p>41</text:p>
          </table:table-cell>
          <table:table-cell table:formula="of:=INDIRECT(ADDRESS(2+QUOTIENT([.A55]; 20);2+MOD([.A55]; 20)))" office:value-type="float" office:value="42522" calcext:value-type="float">
            <text:p>42522</text:p>
          </table:table-cell>
          <table:table-cell table:formula="of:=1+QUOTIENT([.A55]; 20)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formula="of:=[.A55]+1" office:value-type="float" office:value="42" calcext:value-type="float">
            <text:p>42</text:p>
          </table:table-cell>
          <table:table-cell table:formula="of:=INDIRECT(ADDRESS(2+QUOTIENT([.A56]; 20);2+MOD([.A56]; 20)))" office:value-type="float" office:value="37722" calcext:value-type="float">
            <text:p>37722</text:p>
          </table:table-cell>
          <table:table-cell table:formula="of:=1+QUOTIENT([.A56]; 20)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formula="of:=[.A56]+1" office:value-type="float" office:value="43" calcext:value-type="float">
            <text:p>43</text:p>
          </table:table-cell>
          <table:table-cell table:formula="of:=INDIRECT(ADDRESS(2+QUOTIENT([.A57]; 20);2+MOD([.A57]; 20)))" office:value-type="float" office:value="52862" calcext:value-type="float">
            <text:p>52862</text:p>
          </table:table-cell>
          <table:table-cell table:formula="of:=1+QUOTIENT([.A57]; 20)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formula="of:=[.A57]+1" office:value-type="float" office:value="44" calcext:value-type="float">
            <text:p>44</text:p>
          </table:table-cell>
          <table:table-cell table:formula="of:=INDIRECT(ADDRESS(2+QUOTIENT([.A58]; 20);2+MOD([.A58]; 20)))" office:value-type="float" office:value="43529" calcext:value-type="float">
            <text:p>43529</text:p>
          </table:table-cell>
          <table:table-cell table:formula="of:=1+QUOTIENT([.A58]; 20)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formula="of:=[.A58]+1" office:value-type="float" office:value="45" calcext:value-type="float">
            <text:p>45</text:p>
          </table:table-cell>
          <table:table-cell table:formula="of:=INDIRECT(ADDRESS(2+QUOTIENT([.A59]; 20);2+MOD([.A59]; 20)))" office:value-type="float" office:value="29256" calcext:value-type="float">
            <text:p>29256</text:p>
          </table:table-cell>
          <table:table-cell table:formula="of:=1+QUOTIENT([.A59]; 20)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formula="of:=[.A59]+1" office:value-type="float" office:value="46" calcext:value-type="float">
            <text:p>46</text:p>
          </table:table-cell>
          <table:table-cell table:formula="of:=INDIRECT(ADDRESS(2+QUOTIENT([.A60]; 20);2+MOD([.A60]; 20)))" office:value-type="float" office:value="39348" calcext:value-type="float">
            <text:p>39348</text:p>
          </table:table-cell>
          <table:table-cell table:formula="of:=1+QUOTIENT([.A60]; 20)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formula="of:=[.A60]+1" office:value-type="float" office:value="47" calcext:value-type="float">
            <text:p>47</text:p>
          </table:table-cell>
          <table:table-cell table:formula="of:=INDIRECT(ADDRESS(2+QUOTIENT([.A61]; 20);2+MOD([.A61]; 20)))" office:value-type="float" office:value="48614" calcext:value-type="float">
            <text:p>48614</text:p>
          </table:table-cell>
          <table:table-cell table:formula="of:=1+QUOTIENT([.A61]; 20)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formula="of:=[.A61]+1" office:value-type="float" office:value="48" calcext:value-type="float">
            <text:p>48</text:p>
          </table:table-cell>
          <table:table-cell table:formula="of:=INDIRECT(ADDRESS(2+QUOTIENT([.A62]; 20);2+MOD([.A62]; 20)))" office:value-type="float" office:value="31962" calcext:value-type="float">
            <text:p>31962</text:p>
          </table:table-cell>
          <table:table-cell table:formula="of:=1+QUOTIENT([.A62]; 20)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formula="of:=[.A62]+1" office:value-type="float" office:value="49" calcext:value-type="float">
            <text:p>49</text:p>
          </table:table-cell>
          <table:table-cell table:formula="of:=INDIRECT(ADDRESS(2+QUOTIENT([.A63]; 20);2+MOD([.A63]; 20)))" office:value-type="float" office:value="59394" calcext:value-type="float">
            <text:p>59394</text:p>
          </table:table-cell>
          <table:table-cell table:formula="of:=1+QUOTIENT([.A63]; 20)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formula="of:=[.A63]+1" office:value-type="float" office:value="50" calcext:value-type="float">
            <text:p>50</text:p>
          </table:table-cell>
          <table:table-cell table:formula="of:=INDIRECT(ADDRESS(2+QUOTIENT([.A64]; 20);2+MOD([.A64]; 20)))" office:value-type="float" office:value="366805" calcext:value-type="float">
            <text:p>366805</text:p>
          </table:table-cell>
          <table:table-cell table:formula="of:=1+QUOTIENT([.A64]; 20)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formula="of:=[.A64]+1" office:value-type="float" office:value="51" calcext:value-type="float">
            <text:p>51</text:p>
          </table:table-cell>
          <table:table-cell table:formula="of:=INDIRECT(ADDRESS(2+QUOTIENT([.A65]; 20);2+MOD([.A65]; 20)))" office:value-type="float" office:value="323342" calcext:value-type="float">
            <text:p>323342</text:p>
          </table:table-cell>
          <table:table-cell table:formula="of:=1+QUOTIENT([.A65]; 20)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formula="of:=[.A65]+1" office:value-type="float" office:value="52" calcext:value-type="float">
            <text:p>52</text:p>
          </table:table-cell>
          <table:table-cell table:formula="of:=INDIRECT(ADDRESS(2+QUOTIENT([.A66]; 20);2+MOD([.A66]; 20)))" office:value-type="float" office:value="455068" calcext:value-type="float">
            <text:p>455068</text:p>
          </table:table-cell>
          <table:table-cell table:formula="of:=1+QUOTIENT([.A66]; 20)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formula="of:=[.A66]+1" office:value-type="float" office:value="53" calcext:value-type="float">
            <text:p>53</text:p>
          </table:table-cell>
          <table:table-cell table:formula="of:=INDIRECT(ADDRESS(2+QUOTIENT([.A67]; 20);2+MOD([.A67]; 20)))" office:value-type="float" office:value="444777" calcext:value-type="float">
            <text:p>444777</text:p>
          </table:table-cell>
          <table:table-cell table:formula="of:=1+QUOTIENT([.A67]; 20)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formula="of:=[.A67]+1" office:value-type="float" office:value="54" calcext:value-type="float">
            <text:p>54</text:p>
          </table:table-cell>
          <table:table-cell table:formula="of:=INDIRECT(ADDRESS(2+QUOTIENT([.A68]; 20);2+MOD([.A68]; 20)))" office:value-type="float" office:value="450327" calcext:value-type="float">
            <text:p>450327</text:p>
          </table:table-cell>
          <table:table-cell table:formula="of:=1+QUOTIENT([.A68]; 20)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formula="of:=[.A68]+1" office:value-type="float" office:value="55" calcext:value-type="float">
            <text:p>55</text:p>
          </table:table-cell>
          <table:table-cell table:formula="of:=INDIRECT(ADDRESS(2+QUOTIENT([.A69]; 20);2+MOD([.A69]; 20)))" office:value-type="float" office:value="447969" calcext:value-type="float">
            <text:p>447969</text:p>
          </table:table-cell>
          <table:table-cell table:formula="of:=1+QUOTIENT([.A69]; 20)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formula="of:=[.A69]+1" office:value-type="float" office:value="56" calcext:value-type="float">
            <text:p>56</text:p>
          </table:table-cell>
          <table:table-cell table:formula="of:=INDIRECT(ADDRESS(2+QUOTIENT([.A70]; 20);2+MOD([.A70]; 20)))" office:value-type="float" office:value="345288" calcext:value-type="float">
            <text:p>345288</text:p>
          </table:table-cell>
          <table:table-cell table:formula="of:=1+QUOTIENT([.A70]; 20)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formula="of:=[.A70]+1" office:value-type="float" office:value="57" calcext:value-type="float">
            <text:p>57</text:p>
          </table:table-cell>
          <table:table-cell table:formula="of:=INDIRECT(ADDRESS(2+QUOTIENT([.A71]; 20);2+MOD([.A71]; 20)))" office:value-type="float" office:value="326943" calcext:value-type="float">
            <text:p>326943</text:p>
          </table:table-cell>
          <table:table-cell table:formula="of:=1+QUOTIENT([.A71]; 20)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formula="of:=[.A71]+1" office:value-type="float" office:value="58" calcext:value-type="float">
            <text:p>58</text:p>
          </table:table-cell>
          <table:table-cell table:formula="of:=INDIRECT(ADDRESS(2+QUOTIENT([.A72]; 20);2+MOD([.A72]; 20)))" office:value-type="float" office:value="468413" calcext:value-type="float">
            <text:p>468413</text:p>
          </table:table-cell>
          <table:table-cell table:formula="of:=1+QUOTIENT([.A72]; 20)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formula="of:=[.A72]+1" office:value-type="float" office:value="59" calcext:value-type="float">
            <text:p>59</text:p>
          </table:table-cell>
          <table:table-cell table:formula="of:=INDIRECT(ADDRESS(2+QUOTIENT([.A73]; 20);2+MOD([.A73]; 20)))" office:value-type="float" office:value="349520" calcext:value-type="float">
            <text:p>349520</text:p>
          </table:table-cell>
          <table:table-cell table:formula="of:=1+QUOTIENT([.A73]; 20)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formula="of:=[.A73]+1" office:value-type="float" office:value="60" calcext:value-type="float">
            <text:p>60</text:p>
          </table:table-cell>
          <table:table-cell table:formula="of:=INDIRECT(ADDRESS(2+QUOTIENT([.A74]; 20);2+MOD([.A74]; 20)))" office:value-type="float" office:value="36370" calcext:value-type="float">
            <text:p>36370</text:p>
          </table:table-cell>
          <table:table-cell table:formula="of:=1+QUOTIENT([.A74]; 20)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formula="of:=[.A74]+1" office:value-type="float" office:value="61" calcext:value-type="float">
            <text:p>61</text:p>
          </table:table-cell>
          <table:table-cell table:formula="of:=INDIRECT(ADDRESS(2+QUOTIENT([.A75]; 20);2+MOD([.A75]; 20)))" office:value-type="float" office:value="54548" calcext:value-type="float">
            <text:p>54548</text:p>
          </table:table-cell>
          <table:table-cell table:formula="of:=1+QUOTIENT([.A75]; 20)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formula="of:=[.A75]+1" office:value-type="float" office:value="62" calcext:value-type="float">
            <text:p>62</text:p>
          </table:table-cell>
          <table:table-cell table:formula="of:=INDIRECT(ADDRESS(2+QUOTIENT([.A76]; 20);2+MOD([.A76]; 20)))" office:value-type="float" office:value="50607" calcext:value-type="float">
            <text:p>50607</text:p>
          </table:table-cell>
          <table:table-cell table:formula="of:=1+QUOTIENT([.A76]; 20)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formula="of:=[.A76]+1" office:value-type="float" office:value="63" calcext:value-type="float">
            <text:p>63</text:p>
          </table:table-cell>
          <table:table-cell table:formula="of:=INDIRECT(ADDRESS(2+QUOTIENT([.A77]; 20);2+MOD([.A77]; 20)))" office:value-type="float" office:value="51034" calcext:value-type="float">
            <text:p>51034</text:p>
          </table:table-cell>
          <table:table-cell table:formula="of:=1+QUOTIENT([.A77]; 20)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formula="of:=[.A77]+1" office:value-type="float" office:value="64" calcext:value-type="float">
            <text:p>64</text:p>
          </table:table-cell>
          <table:table-cell table:formula="of:=INDIRECT(ADDRESS(2+QUOTIENT([.A78]; 20);2+MOD([.A78]; 20)))" office:value-type="float" office:value="37088" calcext:value-type="float">
            <text:p>37088</text:p>
          </table:table-cell>
          <table:table-cell table:formula="of:=1+QUOTIENT([.A78]; 20)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formula="of:=[.A78]+1" office:value-type="float" office:value="65" calcext:value-type="float">
            <text:p>65</text:p>
          </table:table-cell>
          <table:table-cell table:formula="of:=INDIRECT(ADDRESS(2+QUOTIENT([.A79]; 20);2+MOD([.A79]; 20)))" office:value-type="float" office:value="37029" calcext:value-type="float">
            <text:p>37029</text:p>
          </table:table-cell>
          <table:table-cell table:formula="of:=1+QUOTIENT([.A79]; 20)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formula="of:=[.A79]+1" office:value-type="float" office:value="66" calcext:value-type="float">
            <text:p>66</text:p>
          </table:table-cell>
          <table:table-cell table:formula="of:=INDIRECT(ADDRESS(2+QUOTIENT([.A80]; 20);2+MOD([.A80]; 20)))" office:value-type="float" office:value="37118" calcext:value-type="float">
            <text:p>37118</text:p>
          </table:table-cell>
          <table:table-cell table:formula="of:=1+QUOTIENT([.A80]; 20)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formula="of:=[.A80]+1" office:value-type="float" office:value="67" calcext:value-type="float">
            <text:p>67</text:p>
          </table:table-cell>
          <table:table-cell table:formula="of:=INDIRECT(ADDRESS(2+QUOTIENT([.A81]; 20);2+MOD([.A81]; 20)))" office:value-type="float" office:value="46147" calcext:value-type="float">
            <text:p>46147</text:p>
          </table:table-cell>
          <table:table-cell table:formula="of:=1+QUOTIENT([.A81]; 20)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formula="of:=[.A81]+1" office:value-type="float" office:value="68" calcext:value-type="float">
            <text:p>68</text:p>
          </table:table-cell>
          <table:table-cell table:formula="of:=INDIRECT(ADDRESS(2+QUOTIENT([.A82]; 20);2+MOD([.A82]; 20)))" office:value-type="float" office:value="46398" calcext:value-type="float">
            <text:p>46398</text:p>
          </table:table-cell>
          <table:table-cell table:formula="of:=1+QUOTIENT([.A82]; 20)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formula="of:=[.A82]+1" office:value-type="float" office:value="69" calcext:value-type="float">
            <text:p>69</text:p>
          </table:table-cell>
          <table:table-cell table:formula="of:=INDIRECT(ADDRESS(2+QUOTIENT([.A83]; 20);2+MOD([.A83]; 20)))" office:value-type="float" office:value="57950" calcext:value-type="float">
            <text:p>57950</text:p>
          </table:table-cell>
          <table:table-cell table:formula="of:=1+QUOTIENT([.A83]; 20)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formula="of:=[.A83]+1" office:value-type="float" office:value="70" calcext:value-type="float">
            <text:p>70</text:p>
          </table:table-cell>
          <table:table-cell table:formula="of:=INDIRECT(ADDRESS(2+QUOTIENT([.A84]; 20);2+MOD([.A84]; 20)))" office:value-type="float" office:value="310429" calcext:value-type="float">
            <text:p>310429</text:p>
          </table:table-cell>
          <table:table-cell table:formula="of:=1+QUOTIENT([.A84]; 20)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formula="of:=[.A84]+1" office:value-type="float" office:value="71" calcext:value-type="float">
            <text:p>71</text:p>
          </table:table-cell>
          <table:table-cell table:formula="of:=INDIRECT(ADDRESS(2+QUOTIENT([.A85]; 20);2+MOD([.A85]; 20)))" office:value-type="float" office:value="274055" calcext:value-type="float">
            <text:p>274055</text:p>
          </table:table-cell>
          <table:table-cell table:formula="of:=1+QUOTIENT([.A85]; 20)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formula="of:=[.A85]+1" office:value-type="float" office:value="72" calcext:value-type="float">
            <text:p>72</text:p>
          </table:table-cell>
          <table:table-cell table:formula="of:=INDIRECT(ADDRESS(2+QUOTIENT([.A86]; 20);2+MOD([.A86]; 20)))" office:value-type="float" office:value="368010" calcext:value-type="float">
            <text:p>368010</text:p>
          </table:table-cell>
          <table:table-cell table:formula="of:=1+QUOTIENT([.A86]; 20)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formula="of:=[.A86]+1" office:value-type="float" office:value="73" calcext:value-type="float">
            <text:p>73</text:p>
          </table:table-cell>
          <table:table-cell table:formula="of:=INDIRECT(ADDRESS(2+QUOTIENT([.A87]; 20);2+MOD([.A87]; 20)))" office:value-type="float" office:value="476186" calcext:value-type="float">
            <text:p>476186</text:p>
          </table:table-cell>
          <table:table-cell table:formula="of:=1+QUOTIENT([.A87]; 20)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formula="of:=[.A87]+1" office:value-type="float" office:value="74" calcext:value-type="float">
            <text:p>74</text:p>
          </table:table-cell>
          <table:table-cell table:formula="of:=INDIRECT(ADDRESS(2+QUOTIENT([.A88]; 20);2+MOD([.A88]; 20)))" office:value-type="float" office:value="439842" calcext:value-type="float">
            <text:p>439842</text:p>
          </table:table-cell>
          <table:table-cell table:formula="of:=1+QUOTIENT([.A88]; 20)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formula="of:=[.A88]+1" office:value-type="float" office:value="75" calcext:value-type="float">
            <text:p>75</text:p>
          </table:table-cell>
          <table:table-cell table:formula="of:=INDIRECT(ADDRESS(2+QUOTIENT([.A89]; 20);2+MOD([.A89]; 20)))" office:value-type="float" office:value="338173" calcext:value-type="float">
            <text:p>338173</text:p>
          </table:table-cell>
          <table:table-cell table:formula="of:=1+QUOTIENT([.A89]; 20)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formula="of:=[.A89]+1" office:value-type="float" office:value="76" calcext:value-type="float">
            <text:p>76</text:p>
          </table:table-cell>
          <table:table-cell table:formula="of:=INDIRECT(ADDRESS(2+QUOTIENT([.A90]; 20);2+MOD([.A90]; 20)))" office:value-type="float" office:value="300206" calcext:value-type="float">
            <text:p>300206</text:p>
          </table:table-cell>
          <table:table-cell table:formula="of:=1+QUOTIENT([.A90]; 20)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formula="of:=[.A90]+1" office:value-type="float" office:value="77" calcext:value-type="float">
            <text:p>77</text:p>
          </table:table-cell>
          <table:table-cell table:formula="of:=INDIRECT(ADDRESS(2+QUOTIENT([.A91]; 20);2+MOD([.A91]; 20)))" office:value-type="float" office:value="365078" calcext:value-type="float">
            <text:p>365078</text:p>
          </table:table-cell>
          <table:table-cell table:formula="of:=1+QUOTIENT([.A91]; 20)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formula="of:=[.A91]+1" office:value-type="float" office:value="78" calcext:value-type="float">
            <text:p>78</text:p>
          </table:table-cell>
          <table:table-cell table:formula="of:=INDIRECT(ADDRESS(2+QUOTIENT([.A92]; 20);2+MOD([.A92]; 20)))" office:value-type="float" office:value="418649" calcext:value-type="float">
            <text:p>418649</text:p>
          </table:table-cell>
          <table:table-cell table:formula="of:=1+QUOTIENT([.A92]; 20)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formula="of:=[.A92]+1" office:value-type="float" office:value="79" calcext:value-type="float">
            <text:p>79</text:p>
          </table:table-cell>
          <table:table-cell table:formula="of:=INDIRECT(ADDRESS(2+QUOTIENT([.A93]; 20);2+MOD([.A93]; 20)))" office:value-type="float" office:value="486411" calcext:value-type="float">
            <text:p>486411</text:p>
          </table:table-cell>
          <table:table-cell table:formula="of:=1+QUOTIENT([.A93]; 20)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formula="of:=[.A93]+1" office:value-type="float" office:value="80" calcext:value-type="float">
            <text:p>80</text:p>
          </table:table-cell>
          <table:table-cell table:formula="of:=INDIRECT(ADDRESS(2+QUOTIENT([.A94]; 20);2+MOD([.A94]; 20)))" office:value-type="float" office:value="36715" calcext:value-type="float">
            <text:p>36715</text:p>
          </table:table-cell>
          <table:table-cell table:formula="of:=1+QUOTIENT([.A94]; 20)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formula="of:=[.A94]+1" office:value-type="float" office:value="81" calcext:value-type="float">
            <text:p>81</text:p>
          </table:table-cell>
          <table:table-cell table:formula="of:=INDIRECT(ADDRESS(2+QUOTIENT([.A95]; 20);2+MOD([.A95]; 20)))" office:value-type="float" office:value="48715" calcext:value-type="float">
            <text:p>48715</text:p>
          </table:table-cell>
          <table:table-cell table:formula="of:=1+QUOTIENT([.A95]; 20)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formula="of:=[.A95]+1" office:value-type="float" office:value="82" calcext:value-type="float">
            <text:p>82</text:p>
          </table:table-cell>
          <table:table-cell table:formula="of:=INDIRECT(ADDRESS(2+QUOTIENT([.A96]; 20);2+MOD([.A96]; 20)))" office:value-type="float" office:value="39282" calcext:value-type="float">
            <text:p>39282</text:p>
          </table:table-cell>
          <table:table-cell table:formula="of:=1+QUOTIENT([.A96]; 20)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formula="of:=[.A96]+1" office:value-type="float" office:value="83" calcext:value-type="float">
            <text:p>83</text:p>
          </table:table-cell>
          <table:table-cell table:formula="of:=INDIRECT(ADDRESS(2+QUOTIENT([.A97]; 20);2+MOD([.A97]; 20)))" office:value-type="float" office:value="32098" calcext:value-type="float">
            <text:p>32098</text:p>
          </table:table-cell>
          <table:table-cell table:formula="of:=1+QUOTIENT([.A97]; 20)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formula="of:=[.A97]+1" office:value-type="float" office:value="84" calcext:value-type="float">
            <text:p>84</text:p>
          </table:table-cell>
          <table:table-cell table:formula="of:=INDIRECT(ADDRESS(2+QUOTIENT([.A98]; 20);2+MOD([.A98]; 20)))" office:value-type="float" office:value="37298" calcext:value-type="float">
            <text:p>37298</text:p>
          </table:table-cell>
          <table:table-cell table:formula="of:=1+QUOTIENT([.A98]; 20)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formula="of:=[.A98]+1" office:value-type="float" office:value="85" calcext:value-type="float">
            <text:p>85</text:p>
          </table:table-cell>
          <table:table-cell table:formula="of:=INDIRECT(ADDRESS(2+QUOTIENT([.A99]; 20);2+MOD([.A99]; 20)))" office:value-type="float" office:value="33355" calcext:value-type="float">
            <text:p>33355</text:p>
          </table:table-cell>
          <table:table-cell table:formula="of:=1+QUOTIENT([.A99]; 20)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formula="of:=[.A99]+1" office:value-type="float" office:value="86" calcext:value-type="float">
            <text:p>86</text:p>
          </table:table-cell>
          <table:table-cell table:formula="of:=INDIRECT(ADDRESS(2+QUOTIENT([.A100]; 20);2+MOD([.A100]; 20)))" office:value-type="float" office:value="48547" calcext:value-type="float">
            <text:p>48547</text:p>
          </table:table-cell>
          <table:table-cell table:formula="of:=1+QUOTIENT([.A100]; 20)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formula="of:=[.A100]+1" office:value-type="float" office:value="87" calcext:value-type="float">
            <text:p>87</text:p>
          </table:table-cell>
          <table:table-cell table:formula="of:=INDIRECT(ADDRESS(2+QUOTIENT([.A101]; 20);2+MOD([.A101]; 20)))" office:value-type="float" office:value="41647" calcext:value-type="float">
            <text:p>41647</text:p>
          </table:table-cell>
          <table:table-cell table:formula="of:=1+QUOTIENT([.A101]; 20)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formula="of:=[.A101]+1" office:value-type="float" office:value="88" calcext:value-type="float">
            <text:p>88</text:p>
          </table:table-cell>
          <table:table-cell table:formula="of:=INDIRECT(ADDRESS(2+QUOTIENT([.A102]; 20);2+MOD([.A102]; 20)))" office:value-type="float" office:value="46948" calcext:value-type="float">
            <text:p>46948</text:p>
          </table:table-cell>
          <table:table-cell table:formula="of:=1+QUOTIENT([.A102]; 20)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formula="of:=[.A102]+1" office:value-type="float" office:value="89" calcext:value-type="float">
            <text:p>89</text:p>
          </table:table-cell>
          <table:table-cell table:formula="of:=INDIRECT(ADDRESS(2+QUOTIENT([.A103]; 20);2+MOD([.A103]; 20)))" office:value-type="float" office:value="71554" calcext:value-type="float">
            <text:p>71554</text:p>
          </table:table-cell>
          <table:table-cell table:formula="of:=1+QUOTIENT([.A103]; 20)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formula="of:=[.A103]+1" office:value-type="float" office:value="90" calcext:value-type="float">
            <text:p>90</text:p>
          </table:table-cell>
          <table:table-cell table:formula="of:=INDIRECT(ADDRESS(2+QUOTIENT([.A104]; 20);2+MOD([.A104]; 20)))" office:value-type="float" office:value="331617" calcext:value-type="float">
            <text:p>331617</text:p>
          </table:table-cell>
          <table:table-cell table:formula="of:=1+QUOTIENT([.A104]; 20)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formula="of:=[.A104]+1" office:value-type="float" office:value="91" calcext:value-type="float">
            <text:p>91</text:p>
          </table:table-cell>
          <table:table-cell table:formula="of:=INDIRECT(ADDRESS(2+QUOTIENT([.A105]; 20);2+MOD([.A105]; 20)))" office:value-type="float" office:value="338317" calcext:value-type="float">
            <text:p>338317</text:p>
          </table:table-cell>
          <table:table-cell table:formula="of:=1+QUOTIENT([.A105]; 20)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formula="of:=[.A105]+1" office:value-type="float" office:value="92" calcext:value-type="float">
            <text:p>92</text:p>
          </table:table-cell>
          <table:table-cell table:formula="of:=INDIRECT(ADDRESS(2+QUOTIENT([.A106]; 20);2+MOD([.A106]; 20)))" office:value-type="float" office:value="497175" calcext:value-type="float">
            <text:p>497175</text:p>
          </table:table-cell>
          <table:table-cell table:formula="of:=1+QUOTIENT([.A106]; 20)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formula="of:=[.A106]+1" office:value-type="float" office:value="93" calcext:value-type="float">
            <text:p>93</text:p>
          </table:table-cell>
          <table:table-cell table:formula="of:=INDIRECT(ADDRESS(2+QUOTIENT([.A107]; 20);2+MOD([.A107]; 20)))" office:value-type="float" office:value="338550" calcext:value-type="float">
            <text:p>338550</text:p>
          </table:table-cell>
          <table:table-cell table:formula="of:=1+QUOTIENT([.A107]; 20)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formula="of:=[.A107]+1" office:value-type="float" office:value="94" calcext:value-type="float">
            <text:p>94</text:p>
          </table:table-cell>
          <table:table-cell table:formula="of:=INDIRECT(ADDRESS(2+QUOTIENT([.A108]; 20);2+MOD([.A108]; 20)))" office:value-type="float" office:value="522630" calcext:value-type="float">
            <text:p>522630</text:p>
          </table:table-cell>
          <table:table-cell table:formula="of:=1+QUOTIENT([.A108]; 20)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formula="of:=[.A108]+1" office:value-type="float" office:value="95" calcext:value-type="float">
            <text:p>95</text:p>
          </table:table-cell>
          <table:table-cell table:formula="of:=INDIRECT(ADDRESS(2+QUOTIENT([.A109]; 20);2+MOD([.A109]; 20)))" office:value-type="float" office:value="408664" calcext:value-type="float">
            <text:p>408664</text:p>
          </table:table-cell>
          <table:table-cell table:formula="of:=1+QUOTIENT([.A109]; 20)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formula="of:=[.A109]+1" office:value-type="float" office:value="96" calcext:value-type="float">
            <text:p>96</text:p>
          </table:table-cell>
          <table:table-cell table:formula="of:=INDIRECT(ADDRESS(2+QUOTIENT([.A110]; 20);2+MOD([.A110]; 20)))" office:value-type="float" office:value="303965" calcext:value-type="float">
            <text:p>303965</text:p>
          </table:table-cell>
          <table:table-cell table:formula="of:=1+QUOTIENT([.A110]; 20)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formula="of:=[.A110]+1" office:value-type="float" office:value="97" calcext:value-type="float">
            <text:p>97</text:p>
          </table:table-cell>
          <table:table-cell table:formula="of:=INDIRECT(ADDRESS(2+QUOTIENT([.A111]; 20);2+MOD([.A111]; 20)))" office:value-type="float" office:value="326691" calcext:value-type="float">
            <text:p>326691</text:p>
          </table:table-cell>
          <table:table-cell table:formula="of:=1+QUOTIENT([.A111]; 20)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formula="of:=[.A111]+1" office:value-type="float" office:value="98" calcext:value-type="float">
            <text:p>98</text:p>
          </table:table-cell>
          <table:table-cell table:formula="of:=INDIRECT(ADDRESS(2+QUOTIENT([.A112]; 20);2+MOD([.A112]; 20)))" office:value-type="float" office:value="565469" calcext:value-type="float">
            <text:p>565469</text:p>
          </table:table-cell>
          <table:table-cell table:formula="of:=1+QUOTIENT([.A112]; 20)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formula="of:=[.A112]+1" office:value-type="float" office:value="99" calcext:value-type="float">
            <text:p>99</text:p>
          </table:table-cell>
          <table:table-cell table:formula="of:=INDIRECT(ADDRESS(2+QUOTIENT([.A113]; 20);2+MOD([.A113]; 20)))" office:value-type="float" office:value="421910" calcext:value-type="float">
            <text:p>421910</text:p>
          </table:table-cell>
          <table:table-cell table:formula="of:=1+QUOTIENT([.A113]; 20)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formula="of:=[.A113]+1" office:value-type="float" office:value="100" calcext:value-type="float">
            <text:p>100</text:p>
          </table:table-cell>
          <table:table-cell table:formula="of:=INDIRECT(ADDRESS(2+QUOTIENT([.A114]; 20);2+MOD([.A114]; 20)))" office:value-type="float" office:value="27629" calcext:value-type="float">
            <text:p>27629</text:p>
          </table:table-cell>
          <table:table-cell table:formula="of:=1+QUOTIENT([.A114]; 20)"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table:formula="of:=[.A114]+1" office:value-type="float" office:value="101" calcext:value-type="float">
            <text:p>101</text:p>
          </table:table-cell>
          <table:table-cell table:formula="of:=INDIRECT(ADDRESS(2+QUOTIENT([.A115]; 20);2+MOD([.A115]; 20)))" office:value-type="float" office:value="47134" calcext:value-type="float">
            <text:p>47134</text:p>
          </table:table-cell>
          <table:table-cell table:formula="of:=1+QUOTIENT([.A115]; 20)"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table:formula="of:=[.A115]+1" office:value-type="float" office:value="102" calcext:value-type="float">
            <text:p>102</text:p>
          </table:table-cell>
          <table:table-cell table:formula="of:=INDIRECT(ADDRESS(2+QUOTIENT([.A116]; 20);2+MOD([.A116]; 20)))" office:value-type="float" office:value="54895" calcext:value-type="float">
            <text:p>54895</text:p>
          </table:table-cell>
          <table:table-cell table:formula="of:=1+QUOTIENT([.A116]; 20)"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table:formula="of:=[.A116]+1" office:value-type="float" office:value="103" calcext:value-type="float">
            <text:p>103</text:p>
          </table:table-cell>
          <table:table-cell table:formula="of:=INDIRECT(ADDRESS(2+QUOTIENT([.A117]; 20);2+MOD([.A117]; 20)))" office:value-type="float" office:value="48640" calcext:value-type="float">
            <text:p>48640</text:p>
          </table:table-cell>
          <table:table-cell table:formula="of:=1+QUOTIENT([.A117]; 20)"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table:formula="of:=[.A117]+1" office:value-type="float" office:value="104" calcext:value-type="float">
            <text:p>104</text:p>
          </table:table-cell>
          <table:table-cell table:formula="of:=INDIRECT(ADDRESS(2+QUOTIENT([.A118]; 20);2+MOD([.A118]; 20)))" office:value-type="float" office:value="37302" calcext:value-type="float">
            <text:p>37302</text:p>
          </table:table-cell>
          <table:table-cell table:formula="of:=1+QUOTIENT([.A118]; 20)"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table:formula="of:=[.A118]+1" office:value-type="float" office:value="105" calcext:value-type="float">
            <text:p>105</text:p>
          </table:table-cell>
          <table:table-cell table:formula="of:=INDIRECT(ADDRESS(2+QUOTIENT([.A119]; 20);2+MOD([.A119]; 20)))" office:value-type="float" office:value="40628" calcext:value-type="float">
            <text:p>40628</text:p>
          </table:table-cell>
          <table:table-cell table:formula="of:=1+QUOTIENT([.A119]; 20)"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table:formula="of:=[.A119]+1" office:value-type="float" office:value="106" calcext:value-type="float">
            <text:p>106</text:p>
          </table:table-cell>
          <table:table-cell table:formula="of:=INDIRECT(ADDRESS(2+QUOTIENT([.A120]; 20);2+MOD([.A120]; 20)))" office:value-type="float" office:value="42021" calcext:value-type="float">
            <text:p>42021</text:p>
          </table:table-cell>
          <table:table-cell table:formula="of:=1+QUOTIENT([.A120]; 20)"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table:formula="of:=[.A120]+1" office:value-type="float" office:value="107" calcext:value-type="float">
            <text:p>107</text:p>
          </table:table-cell>
          <table:table-cell table:formula="of:=INDIRECT(ADDRESS(2+QUOTIENT([.A121]; 20);2+MOD([.A121]; 20)))" office:value-type="float" office:value="40188" calcext:value-type="float">
            <text:p>40188</text:p>
          </table:table-cell>
          <table:table-cell table:formula="of:=1+QUOTIENT([.A121]; 20)"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table:formula="of:=[.A121]+1" office:value-type="float" office:value="108" calcext:value-type="float">
            <text:p>108</text:p>
          </table:table-cell>
          <table:table-cell table:formula="of:=INDIRECT(ADDRESS(2+QUOTIENT([.A122]; 20);2+MOD([.A122]; 20)))" office:value-type="float" office:value="39761" calcext:value-type="float">
            <text:p>39761</text:p>
          </table:table-cell>
          <table:table-cell table:formula="of:=1+QUOTIENT([.A122]; 20)"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table:formula="of:=[.A122]+1" office:value-type="float" office:value="109" calcext:value-type="float">
            <text:p>109</text:p>
          </table:table-cell>
          <table:table-cell table:formula="of:=INDIRECT(ADDRESS(2+QUOTIENT([.A123]; 20);2+MOD([.A123]; 20)))" office:value-type="float" office:value="54501" calcext:value-type="float">
            <text:p>54501</text:p>
          </table:table-cell>
          <table:table-cell table:formula="of:=1+QUOTIENT([.A123]; 20)"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table:formula="of:=[.A123]+1" office:value-type="float" office:value="110" calcext:value-type="float">
            <text:p>110</text:p>
          </table:table-cell>
          <table:table-cell table:formula="of:=INDIRECT(ADDRESS(2+QUOTIENT([.A124]; 20);2+MOD([.A124]; 20)))" office:value-type="float" office:value="399790" calcext:value-type="float">
            <text:p>399790</text:p>
          </table:table-cell>
          <table:table-cell table:formula="of:=1+QUOTIENT([.A124]; 20)"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table:formula="of:=[.A124]+1" office:value-type="float" office:value="111" calcext:value-type="float">
            <text:p>111</text:p>
          </table:table-cell>
          <table:table-cell table:formula="of:=INDIRECT(ADDRESS(2+QUOTIENT([.A125]; 20);2+MOD([.A125]; 20)))" office:value-type="float" office:value="299788" calcext:value-type="float">
            <text:p>299788</text:p>
          </table:table-cell>
          <table:table-cell table:formula="of:=1+QUOTIENT([.A125]; 20)"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table:formula="of:=[.A125]+1" office:value-type="float" office:value="112" calcext:value-type="float">
            <text:p>112</text:p>
          </table:table-cell>
          <table:table-cell table:formula="of:=INDIRECT(ADDRESS(2+QUOTIENT([.A126]; 20);2+MOD([.A126]; 20)))" office:value-type="float" office:value="341968" calcext:value-type="float">
            <text:p>341968</text:p>
          </table:table-cell>
          <table:table-cell table:formula="of:=1+QUOTIENT([.A126]; 20)"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table:formula="of:=[.A126]+1" office:value-type="float" office:value="113" calcext:value-type="float">
            <text:p>113</text:p>
          </table:table-cell>
          <table:table-cell table:formula="of:=INDIRECT(ADDRESS(2+QUOTIENT([.A127]; 20);2+MOD([.A127]; 20)))" office:value-type="float" office:value="520544" calcext:value-type="float">
            <text:p>520544</text:p>
          </table:table-cell>
          <table:table-cell table:formula="of:=1+QUOTIENT([.A127]; 20)"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table:formula="of:=[.A127]+1" office:value-type="float" office:value="114" calcext:value-type="float">
            <text:p>114</text:p>
          </table:table-cell>
          <table:table-cell table:formula="of:=INDIRECT(ADDRESS(2+QUOTIENT([.A128]; 20);2+MOD([.A128]; 20)))" office:value-type="float" office:value="434680" calcext:value-type="float">
            <text:p>434680</text:p>
          </table:table-cell>
          <table:table-cell table:formula="of:=1+QUOTIENT([.A128]; 20)"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table:formula="of:=[.A128]+1" office:value-type="float" office:value="115" calcext:value-type="float">
            <text:p>115</text:p>
          </table:table-cell>
          <table:table-cell table:formula="of:=INDIRECT(ADDRESS(2+QUOTIENT([.A129]; 20);2+MOD([.A129]; 20)))" office:value-type="float" office:value="424119" calcext:value-type="float">
            <text:p>424119</text:p>
          </table:table-cell>
          <table:table-cell table:formula="of:=1+QUOTIENT([.A129]; 20)"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table:formula="of:=[.A129]+1" office:value-type="float" office:value="116" calcext:value-type="float">
            <text:p>116</text:p>
          </table:table-cell>
          <table:table-cell table:formula="of:=INDIRECT(ADDRESS(2+QUOTIENT([.A130]; 20);2+MOD([.A130]; 20)))" office:value-type="float" office:value="361836" calcext:value-type="float">
            <text:p>361836</text:p>
          </table:table-cell>
          <table:table-cell table:formula="of:=1+QUOTIENT([.A130]; 20)"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table:formula="of:=[.A130]+1" office:value-type="float" office:value="117" calcext:value-type="float">
            <text:p>117</text:p>
          </table:table-cell>
          <table:table-cell table:formula="of:=INDIRECT(ADDRESS(2+QUOTIENT([.A131]; 20);2+MOD([.A131]; 20)))" office:value-type="float" office:value="267653" calcext:value-type="float">
            <text:p>267653</text:p>
          </table:table-cell>
          <table:table-cell table:formula="of:=1+QUOTIENT([.A131]; 20)"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table:formula="of:=[.A131]+1" office:value-type="float" office:value="118" calcext:value-type="float">
            <text:p>118</text:p>
          </table:table-cell>
          <table:table-cell table:formula="of:=INDIRECT(ADDRESS(2+QUOTIENT([.A132]; 20);2+MOD([.A132]; 20)))" office:value-type="float" office:value="478016" calcext:value-type="float">
            <text:p>478016</text:p>
          </table:table-cell>
          <table:table-cell table:formula="of:=1+QUOTIENT([.A132]; 20)"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table:formula="of:=[.A132]+1" office:value-type="float" office:value="119" calcext:value-type="float">
            <text:p>119</text:p>
          </table:table-cell>
          <table:table-cell table:formula="of:=INDIRECT(ADDRESS(2+QUOTIENT([.A133]; 20);2+MOD([.A133]; 20)))" office:value-type="float" office:value="351368" calcext:value-type="float">
            <text:p>351368</text:p>
          </table:table-cell>
          <table:table-cell table:formula="of:=1+QUOTIENT([.A133]; 20)" office:value-type="float" office:value="6" calcext:value-type="float">
            <text:p>6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/00/0000</text:date>, <text:time style:data-style-name="N2" text:time-value="23:47:21.232233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4T23:58:51.773644232</dc:date>
    <meta:editing-duration>PT5M2S</meta:editing-duration>
    <meta:editing-cycles>4</meta:editing-cycles>
    <meta:generator>LibreOffice/5.1.6.2$Linux_X86_64 LibreOffice_project/10m0$Build-2</meta:generator>
    <meta:document-statistic meta:table-count="1" meta:cell-count="5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scatter" chart:column-mapping="1 0" chart:style-name="ch1">
        <chart:legend chart:legend-position="end" svg:x="13.749cm" svg:y="4.203cm" style:legend-expansion="high" chart:style-name="ch2"/>
        <chart:plot-area chart:style-name="ch3" table:cell-range-address="'IG_RLS-results'.B14:'IG_RLS-results'.C133" svg:x="0.32cm" svg:y="0.18cm" svg:width="13.109cm" svg:height="8.645cm">
          <chartooo:coordinate-region svg:x="1.682cm" svg:y="0.379cm" svg:width="11.65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G_RLS-results'.B14:'IG_RLS-results'.B133" chart:class="chart:scatter">
            <chart:domain table:cell-range-address="'IG_RLS-results'.C14:'IG_RLS-results'.C133"/>
            <chart:data-point chart:repeated="1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IG_RLS-results'.C14:'IG_RLS-results'.C133</svg:desc>
                </draw:g>
              </table:table-cell>
              <table:table-cell office:value-type="float" office:value="28305">
                <text:p>28305</text:p>
                <draw:g>
                  <svg:desc>'IG_RLS-results'.B14:'IG_RLS-results'.B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5271">
                <text:p>45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4983">
                <text:p>34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7771">
                <text:p>37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7536">
                <text:p>27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5256">
                <text:p>25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41347">
                <text:p>413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4064">
                <text:p>34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36955">
                <text:p>369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59247">
                <text:p>592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21182">
                <text:p>321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30189">
                <text:p>230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405888">
                <text:p>4058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84952">
                <text:p>3849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411079">
                <text:p>411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40621">
                <text:p>2406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96927">
                <text:p>2969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306188">
                <text:p>3061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437965">
                <text:p>4379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440059">
                <text:p>4400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7831">
                <text:p>278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36277">
                <text:p>362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33879">
                <text:p>338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38882">
                <text:p>388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35929">
                <text:p>359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34940">
                <text:p>349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42129">
                <text:p>421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35929">
                <text:p>359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60779">
                <text:p>607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359128">
                <text:p>3591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276920">
                <text:p>2769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352253">
                <text:p>3522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442132">
                <text:p>4421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342367">
                <text:p>3423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03692">
                <text:p>3036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313384">
                <text:p>3133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270589">
                <text:p>2705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464042">
                <text:p>4640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378982">
                <text:p>3789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40270">
                <text:p>402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42522">
                <text:p>425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7722">
                <text:p>377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52862">
                <text:p>528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43529">
                <text:p>435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29256">
                <text:p>292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9348">
                <text:p>393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48614">
                <text:p>486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1962">
                <text:p>319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59394">
                <text:p>593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366805">
                <text:p>3668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323342">
                <text:p>3233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455068">
                <text:p>4550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444777">
                <text:p>4447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">
                <text:p>3</text:p>
              </table:table-cell>
              <table:table-cell office:value-type="float" office:value="450327">
                <text:p>4503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">
                <text:p>3</text:p>
              </table:table-cell>
              <table:table-cell office:value-type="float" office:value="447969">
                <text:p>4479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345288">
                <text:p>3452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326943">
                <text:p>3269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468413">
                <text:p>4684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349520">
                <text:p>3495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36370">
                <text:p>363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54548">
                <text:p>545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50607">
                <text:p>506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51034">
                <text:p>510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37088">
                <text:p>370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37029">
                <text:p>370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37118">
                <text:p>371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46147">
                <text:p>461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6398">
                <text:p>463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57950">
                <text:p>579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310429">
                <text:p>3104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274055">
                <text:p>2740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368010">
                <text:p>3680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476186">
                <text:p>4761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439842">
                <text:p>4398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338173">
                <text:p>3381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300206">
                <text:p>3002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365078">
                <text:p>3650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418649">
                <text:p>4186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486411">
                <text:p>4864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36715">
                <text:p>367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  <table:table-cell office:value-type="float" office:value="48715">
                <text:p>487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">
                <text:p>5</text:p>
              </table:table-cell>
              <table:table-cell office:value-type="float" office:value="39282">
                <text:p>392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32098">
                <text:p>320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37298">
                <text:p>372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">
                <text:p>5</text:p>
              </table:table-cell>
              <table:table-cell office:value-type="float" office:value="33355">
                <text:p>333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">
                <text:p>5</text:p>
              </table:table-cell>
              <table:table-cell office:value-type="float" office:value="48547">
                <text:p>485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">
                <text:p>5</text:p>
              </table:table-cell>
              <table:table-cell office:value-type="float" office:value="41647">
                <text:p>416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46948">
                <text:p>469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71554">
                <text:p>715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">
                <text:p>5</text:p>
              </table:table-cell>
              <table:table-cell office:value-type="float" office:value="331617">
                <text:p>3316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">
                <text:p>5</text:p>
              </table:table-cell>
              <table:table-cell office:value-type="float" office:value="338317">
                <text:p>3383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">
                <text:p>5</text:p>
              </table:table-cell>
              <table:table-cell office:value-type="float" office:value="497175">
                <text:p>4971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">
                <text:p>5</text:p>
              </table:table-cell>
              <table:table-cell office:value-type="float" office:value="338550">
                <text:p>3385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">
                <text:p>5</text:p>
              </table:table-cell>
              <table:table-cell office:value-type="float" office:value="522630">
                <text:p>5226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">
                <text:p>5</text:p>
              </table:table-cell>
              <table:table-cell office:value-type="float" office:value="408664">
                <text:p>4086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  <table:table-cell office:value-type="float" office:value="303965">
                <text:p>3039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  <table:table-cell office:value-type="float" office:value="326691">
                <text:p>3266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565469">
                <text:p>5654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421910">
                <text:p>4219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">
                <text:p>6</text:p>
              </table:table-cell>
              <table:table-cell office:value-type="float" office:value="27629">
                <text:p>276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">
                <text:p>6</text:p>
              </table:table-cell>
              <table:table-cell office:value-type="float" office:value="47134">
                <text:p>471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54895">
                <text:p>548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">
                <text:p>6</text:p>
              </table:table-cell>
              <table:table-cell office:value-type="float" office:value="48640">
                <text:p>486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37302">
                <text:p>373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">
                <text:p>6</text:p>
              </table:table-cell>
              <table:table-cell office:value-type="float" office:value="40628">
                <text:p>406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42021">
                <text:p>420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">
                <text:p>6</text:p>
              </table:table-cell>
              <table:table-cell office:value-type="float" office:value="40188">
                <text:p>401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">
                <text:p>6</text:p>
              </table:table-cell>
              <table:table-cell office:value-type="float" office:value="39761">
                <text:p>397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">
                <text:p>6</text:p>
              </table:table-cell>
              <table:table-cell office:value-type="float" office:value="54501">
                <text:p>545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">
                <text:p>6</text:p>
              </table:table-cell>
              <table:table-cell office:value-type="float" office:value="399790">
                <text:p>39979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">
                <text:p>6</text:p>
              </table:table-cell>
              <table:table-cell office:value-type="float" office:value="299788">
                <text:p>2997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">
                <text:p>6</text:p>
              </table:table-cell>
              <table:table-cell office:value-type="float" office:value="341968">
                <text:p>3419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">
                <text:p>6</text:p>
              </table:table-cell>
              <table:table-cell office:value-type="float" office:value="520544">
                <text:p>5205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">
                <text:p>6</text:p>
              </table:table-cell>
              <table:table-cell office:value-type="float" office:value="434680">
                <text:p>4346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">
                <text:p>6</text:p>
              </table:table-cell>
              <table:table-cell office:value-type="float" office:value="424119">
                <text:p>4241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">
                <text:p>6</text:p>
              </table:table-cell>
              <table:table-cell office:value-type="float" office:value="361836">
                <text:p>3618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  <table:table-cell office:value-type="float" office:value="267653">
                <text:p>2676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">
                <text:p>6</text:p>
              </table:table-cell>
              <table:table-cell office:value-type="float" office:value="478016">
                <text:p>4780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351368">
                <text:p>351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